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299.51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0.21pt"/>
    </style:style>
    <style:style style:name="co14" style:family="table-column">
      <style:table-column-properties fo:break-before="auto" style:column-width="119.65pt"/>
    </style:style>
    <style:style style:name="co15" style:family="table-column">
      <style:table-column-properties fo:break-before="auto" style:column-width="205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0">
      <style:table-cell-properties fo:background-color="#dddddd" style:cell-protect="none" style:print-content="true"/>
    </style:style>
    <style:style style:name="ce38" style:family="table-cell" style:parent-style-name="Default" style:data-style-name="N127"/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 style:font-weight-complex="bold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36"/>
    <style:style style:name="ce43" style:family="table-cell" style:parent-style-name="Default" style:data-style-name="N129"/>
    <style:style style:name="ce44" style:family="table-cell" style:parent-style-name="Default" style:data-style-name="N134"/>
    <style:style style:name="ce45" style:family="table-cell" style:parent-style-name="Default" style:data-style-name="N142"/>
    <style:style style:name="ce46" style:family="table-cell" style:parent-style-name="Default"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Brittany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89891" calcext:value-type="float">
            <text:p>R 189,89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51311" calcext:value-type="float">
            <text:p>R 51,311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 (mainly electrical)</text:p>
          </table:table-cell>
          <table:table-cell table:style-name="ce28" office:value-type="float" office:value="88553" calcext:value-type="float">
            <text:p>R 88,553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18]+[.I18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7364" calcext:value-type="float">
            <text:p>R 17,364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23" calcext:value-type="float">
            <text:p>2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</text:p>
          </table:table-cell>
          <table:table-cell table:style-name="ce28" office:value-type="float" office:value="3585" calcext:value-type="float">
            <text:p>R 3,585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0]+[.I20]" office:value-type="float" office:value="26" calcext:value-type="float">
            <text:p>2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est control</text:p>
          </table:table-cell>
          <table:table-cell table:style-name="ce28" office:value-type="float" office:value="4726" calcext:value-type="float">
            <text:p>R 4,726</text:p>
          </table:table-cell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1]+[.I21]" office:value-type="float" office:value="33" calcext:value-type="float">
            <text:p>3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luminium windows</text:p>
          </table:table-cell>
          <table:table-cell table:style-name="ce28" office:value-type="float" office:value="24352" calcext:value-type="float">
            <text:p>R 24,352</text:p>
          </table:table-cell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2]+[.I22]" office:value-type="float" office:value="36" calcext:value-type="float">
            <text:p>36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3" calcext:value-type="float">
            <text:p>43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formula="of:=[.H24]+[.I24]" office:value-type="float" office:value="46" calcext:value-type="float">
            <text:p>46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47480" calcext:value-type="float">
            <text:p>R 147,48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4827" calcext:value-type="float">
            <text:p>R 34,827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9361" calcext:value-type="float">
            <text:p>R 39,361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40792" calcext:value-type="float">
            <text:p>R 40,792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32500" calcext:value-type="float">
            <text:p>R 32,5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75248" calcext:value-type="float">
            <text:p>R 75,248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trols</text:p>
          </table:table-cell>
          <table:table-cell table:style-name="ce28" office:value-type="float" office:value="22179" calcext:value-type="float">
            <text:p>R 22,179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 monitoring</text:p>
          </table:table-cell>
          <table:table-cell table:style-name="ce28" office:value-type="float" office:value="5340" calcext:value-type="float">
            <text:p>R 5,340</text:p>
          </table:table-cell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motes</text:p>
          </table:table-cell>
          <table:table-cell table:style-name="ce28" office:value-type="float" office:value="5210" calcext:value-type="float">
            <text:p>R 5,210</text:p>
          </table:table-cell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tekeeper</text:p>
          </table:table-cell>
          <table:table-cell table:style-name="ce28" office:value-type="float" office:value="464" calcext:value-type="float">
            <text:p>R 464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meras</text:p>
          </table:table-cell>
          <table:table-cell table:style-name="ce28" office:value-type="float" office:value="6658" calcext:value-type="float">
            <text:p>R 6,658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</text:p>
          </table:table-cell>
          <table:table-cell table:style-name="ce28" office:value-type="float" office:value="35397" calcext:value-type="float">
            <text:p>R 35,397</text:p>
          </table:table-cell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97224" calcext:value-type="float">
            <text:p>R 97,224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mplex manager</text:p>
          </table:table-cell>
          <table:table-cell table:style-name="ce28" office:value-type="float" office:value="97224" calcext:value-type="float">
            <text:p>R 97,224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ve costs</text:p>
          </table:table-cell>
          <table:table-cell table:style-name="ce18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88438" calcext:value-type="float">
            <text:p>R 88,438.00</text:p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57610" calcext:value-type="float">
            <text:p>R 57,610</text:p>
          </table:table-cell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684" calcext:value-type="float">
            <text:p>R 684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 and telephone</text:p>
          </table:table-cell>
          <table:table-cell table:style-name="ce28" office:value-type="float" office:value="14870" calcext:value-type="float">
            <text:p>R 14,870</text:p>
          </table:table-cell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ank charges</text:p>
          </table:table-cell>
          <table:table-cell table:style-name="ce28" office:value-type="float" office:value="2924" calcext:value-type="float">
            <text:p>R 2,924</text:p>
          </table:table-cell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ccounting &amp; Auditing</text:p>
          </table:table-cell>
          <table:table-cell table:style-name="ce28" office:value-type="float" office:value="11650" calcext:value-type="float">
            <text:p>R 11,650</text:p>
          </table:table-cell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Venue Hire</text:p>
          </table:table-cell>
          <table:table-cell table:style-name="ce28" office:value-type="float" office:value="700" calcext:value-type="float">
            <text:p>R 7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65329" calcext:value-type="float">
            <text:p>R 65,329.00</text:p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 office:value-type="float" office:value="65329" calcext:value-type="float">
            <text:p>R 65,329</text:p>
          </table:table-cell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 &amp; Cleaning</text:p>
          </table:table-cell>
          <table:table-cell table:style-name="ce18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146771" calcext:value-type="float">
            <text:p>R 146,771.00</text:p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ntract</text:p>
          </table:table-cell>
          <table:table-cell table:style-name="ce28" office:value-type="float" office:value="81426" calcext:value-type="float">
            <text:p>R 81,426</text:p>
          </table:table-cell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upplies</text:p>
          </table:table-cell>
          <table:table-cell table:style-name="ce28" office:value-type="float" office:value="3370" calcext:value-type="float">
            <text:p>R 3,370</text:p>
          </table:table-cell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er</text:p>
          </table:table-cell>
          <table:table-cell table:style-name="ce28" office:value-type="float" office:value="32335" calcext:value-type="float">
            <text:p>R 32,335</text:p>
          </table:table-cell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leaning</text:p>
          </table:table-cell>
          <table:table-cell table:style-name="ce28" office:value-type="float" office:value="9905" calcext:value-type="float">
            <text:p>R 9,905</text:p>
          </table:table-cell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Irrigation system</text:p>
          </table:table-cell>
          <table:table-cell table:style-name="ce28" office:value-type="float" office:value="7650" calcext:value-type="float">
            <text:p>R 7,650</text:p>
          </table:table-cell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ff welfare</text:p>
          </table:table-cell>
          <table:table-cell table:style-name="ce28" office:value-type="float" office:value="12085" calcext:value-type="float">
            <text:p>R 12,085</text:p>
          </table:table-cell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Home Owner' Association</text:p>
          </table:table-cell>
          <table:table-cell table:style-name="ce18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27258" calcext:value-type="float">
            <text:p>R 27,258.00</text:p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evies</text:p>
          </table:table-cell>
          <table:table-cell table:style-name="ce28" office:value-type="float" office:value="27258" calcext:value-type="float">
            <text:p>R 27,258</text:p>
          </table:table-cell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3886" calcext:value-type="float">
            <text:p>R 3,886.00</text:p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3886" calcext:value-type="float">
            <text:p>R 3,886</text:p>
          </table:table-cell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41525" calcext:value-type="float">
            <text:p>R 841,525.00</text:p>
          </table:table-cell>
          <table:table-cell/>
          <table:table-cell table:style-name="ce31" table:formula="of:=SUM([.E17:.E76])" office:value-type="currency" office:currency="ZAR" office:value="841525" calcext:value-type="currency">
            <text:p>R 841,525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8"/>
        <table:table-column table:style-name="co2" table:visibility="collapse" table:default-cell-style-name="Default"/>
        <table:table-column table:style-name="co9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table:style-name="ce39" office:value-type="string" calcext:value-type="string">
            <text:p>Cat amount</text:p>
          </table:table-cell>
          <table:table-cell table:style-name="ce40" office:value-type="string" calcext:value-type="string">
            <text:p>Note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19000" calcext:value-type="float">
            <text:p>11900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Plumbing" calcext:value-type="string">
            <text:p>Plumbing</text:p>
          </table:table-cell>
          <table:table-cell table:formula="of:=IF(ISBLANK(['Previous Year Financials'.C18]);&quot;&quot;;['Previous Year Financials'.C18])" office:value-type="float" office:value="51311" calcext:value-type="float">
            <text:p>R 51,311.00</text:p>
          </table:table-cell>
          <table:table-cell office:value-type="float" office:value="34000" calcext:value-type="float">
            <text:p>R 34,000.00</text:p>
          </table:table-cell>
          <table:table-cell table:formula="of:=IF([.C15]=&quot;&quot;; IF([.D15]=0;&quot;&quot;; &quot;You should not specify an amount.&quot;); IF([.C15]=0; &quot;&quot;;[.D15]/[.C15]-1))" office:value-type="percentage" office:value="-0.33737405234745" calcext:value-type="percentage">
            <text:p>-33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 office:value-type="string" calcext:value-type="string">
            <text:p>R21,000 spent on clearing stopcocks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Buildings (mainly electrical)" calcext:value-type="string">
            <text:p>Buildings (mainly electrical)</text:p>
          </table:table-cell>
          <table:table-cell table:formula="of:=IF(ISBLANK(['Previous Year Financials'.C19]);&quot;&quot;;['Previous Year Financials'.C19])" office:value-type="float" office:value="88553" calcext:value-type="float">
            <text:p>R 88,553.00</text:p>
          </table:table-cell>
          <table:table-cell office:value-type="float" office:value="65000" calcext:value-type="float">
            <text:p>R 65,000.00</text:p>
          </table:table-cell>
          <table:table-cell table:formula="of:=IF([.C16]=&quot;&quot;; IF([.D16]=0;&quot;&quot;; &quot;You should not specify an amount.&quot;); IF([.C16]=0; &quot;&quot;;[.D16]/[.C16]-1))" office:value-type="percentage" office:value="-0.265976307973756" calcext:value-type="percentage">
            <text:p>-26.6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 office:value-type="string" calcext:value-type="string">
            <text:p>R30,000 spent on intercom and lighting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7364" calcext:value-type="float">
            <text:p>R 17,364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IF([.C17]=0; &quot;&quot;;[.D17]/[.C17]-1))" office:value-type="percentage" office:value="-0.366505413499194" calcext:value-type="percentage">
            <text:p>-36.7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 office:value-type="string" calcext:value-type="string">
            <text:p>R12,000 spent on a pool cover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" calcext:value-type="string">
            <text:p>Fire</text:p>
          </table:table-cell>
          <table:table-cell table:formula="of:=IF(ISBLANK(['Previous Year Financials'.C21]);&quot;&quot;;['Previous Year Financials'.C21])" office:value-type="float" office:value="3585" calcext:value-type="float">
            <text:p>R 3,585.00</text:p>
          </table:table-cell>
          <table:table-cell office:value-type="float" office:value="4000" calcext:value-type="float">
            <text:p>R 4,000.00</text:p>
          </table:table-cell>
          <table:table-cell table:formula="of:=IF([.C18]=&quot;&quot;; IF([.D18]=0;&quot;&quot;; &quot;You should not specify an amount.&quot;); IF([.C18]=0; &quot;&quot;;[.D18]/[.C18]-1))" office:value-type="percentage" office:value="0.115760111576011" calcext:value-type="percentage">
            <text:p>11.6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control" calcext:value-type="string">
            <text:p>Pest control</text:p>
          </table:table-cell>
          <table:table-cell table:formula="of:=IF(ISBLANK(['Previous Year Financials'.C22]);&quot;&quot;;['Previous Year Financials'.C22])" office:value-type="float" office:value="4726" calcext:value-type="float">
            <text:p>R 4,726.00</text:p>
          </table:table-cell>
          <table:table-cell office:value-type="float" office:value="5000" calcext:value-type="float">
            <text:p>R 5,000.00</text:p>
          </table:table-cell>
          <table:table-cell table:formula="of:=IF([.C19]=&quot;&quot;; IF([.D19]=0;&quot;&quot;; &quot;You should not specify an amount.&quot;); IF([.C19]=0; &quot;&quot;;[.D19]/[.C19]-1))" office:value-type="percentage" office:value="0.0579771476936097" calcext:value-type="percentage">
            <text:p>5.8%</text:p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Aluminium windows" calcext:value-type="string">
            <text:p>Aluminium windows</text:p>
          </table:table-cell>
          <table:table-cell table:formula="of:=IF(ISBLANK(['Previous Year Financials'.C23]);&quot;&quot;;['Previous Year Financials'.C23])" office:value-type="float" office:value="24352" calcext:value-type="float">
            <text:p>R 24,352.00</text:p>
          </table:table-cell>
          <table:table-cell table:style-name="ce37" office:value-type="float" office:value="0" calcext:value-type="float">
            <text:p>0</text:p>
          </table:table-cell>
          <table:table-cell table:formula="of:=IF([.C20]=&quot;&quot;; IF([.D20]=0;&quot;&quot;; &quot;You should not specify an amount.&quot;); IF([.C20]=0; &quot;&quot;;[.D20]/[.C20]-1))" office:value-type="percentage" office:value="-1" calcext:value-type="percentage">
            <text:p>-100.0%</text:p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182000" calcext:value-type="float">
            <text:p>18200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4827" calcext:value-type="float">
            <text:p>R 34,827.00</text:p>
          </table:table-cell>
          <table:table-cell office:value-type="float" office:value="47000" calcext:value-type="float">
            <text:p>R 47,000.00</text:p>
          </table:table-cell>
          <table:table-cell table:formula="of:=IF([.C24]=&quot;&quot;; IF([.D24]=0;&quot;&quot;; &quot;You should not specify an amount.&quot;); IF([.C24]=0; &quot;&quot;;[.D24]/[.C24]-1))" office:value-type="percentage" office:value="0.349527665317139" calcext:value-type="percentage">
            <text:p>35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9361" calcext:value-type="float">
            <text:p>R 39,361.00</text:p>
          </table:table-cell>
          <table:table-cell office:value-type="float" office:value="50000" calcext:value-type="float">
            <text:p>R 50,000.00</text:p>
          </table:table-cell>
          <table:table-cell table:formula="of:=IF([.C25]=&quot;&quot;; IF([.D25]=0;&quot;&quot;; &quot;You should not specify an amount.&quot;); IF([.C25]=0; &quot;&quot;;[.D25]/[.C25]-1))" office:value-type="percentage" office:value="0.270292929549554" calcext:value-type="percentage">
            <text:p>2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Refuse" calcext:value-type="string">
            <text:p>Refuse</text:p>
          </table:table-cell>
          <table:table-cell table:formula="of:=IF(ISBLANK(['Previous Year Financials'.C29]);&quot;&quot;;['Previous Year Financials'.C29])" office:value-type="float" office:value="40792" calcext:value-type="float">
            <text:p>R 40,792.00</text:p>
          </table:table-cell>
          <table:table-cell office:value-type="float" office:value="45000" calcext:value-type="float">
            <text:p>R 45,000.00</text:p>
          </table:table-cell>
          <table:table-cell table:formula="of:=IF([.C26]=&quot;&quot;; IF([.D26]=0;&quot;&quot;; &quot;You should not specify an amount.&quot;); IF([.C26]=0; &quot;&quot;;[.D26]/[.C26]-1))" office:value-type="percentage" office:value="0.103157481859188" calcext:value-type="percentage">
            <text:p>10.3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Electricity" calcext:value-type="string">
            <text:p>Electricity</text:p>
          </table:table-cell>
          <table:table-cell table:formula="of:=IF(ISBLANK(['Previous Year Financials'.C30]);&quot;&quot;;['Previous Year Financials'.C30])" office:value-type="float" office:value="32500" calcext:value-type="float">
            <text:p>R 32,500.00</text:p>
          </table:table-cell>
          <table:table-cell office:value-type="float" office:value="40000" calcext:value-type="float">
            <text:p>R 40,000.00</text:p>
          </table:table-cell>
          <table:table-cell table:formula="of:=IF([.C27]=&quot;&quot;; IF([.D27]=0;&quot;&quot;; &quot;You should not specify an amount.&quot;); IF([.C27]=0; &quot;&quot;;[.D27]/[.C27]-1))" office:value-type="percentage" office:value="0.230769230769231" calcext:value-type="percentage">
            <text:p>23.1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 office:value-type="string" office:string-value="Security" calcext:value-type="string">
            <text:p>Security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33950" calcext:value-type="float">
            <text:p>3395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Patrols" calcext:value-type="string">
            <text:p>Patrols</text:p>
          </table:table-cell>
          <table:table-cell table:formula="of:=IF(ISBLANK(['Previous Year Financials'.C33]);&quot;&quot;;['Previous Year Financials'.C33])" office:value-type="float" office:value="22179" calcext:value-type="float">
            <text:p>R 22,179.00</text:p>
          </table:table-cell>
          <table:table-cell office:value-type="float" office:value="24000" calcext:value-type="float">
            <text:p>R 24,000.00</text:p>
          </table:table-cell>
          <table:table-cell table:formula="of:=IF([.C30]=&quot;&quot;; IF([.D30]=0;&quot;&quot;; &quot;You should not specify an amount.&quot;); IF([.C30]=0; &quot;&quot;;[.D30]/[.C30]-1))" office:value-type="percentage" office:value="0.0821046936291086" calcext:value-type="percentage">
            <text:p>8.2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Fence monitoring" calcext:value-type="string">
            <text:p>Fence monitoring</text:p>
          </table:table-cell>
          <table:table-cell table:formula="of:=IF(ISBLANK(['Previous Year Financials'.C34]);&quot;&quot;;['Previous Year Financials'.C34])" office:value-type="float" office:value="5340" calcext:value-type="float">
            <text:p>R 5,340.00</text:p>
          </table:table-cell>
          <table:table-cell office:value-type="float" office:value="5700" calcext:value-type="float">
            <text:p>R 5,700.00</text:p>
          </table:table-cell>
          <table:table-cell table:formula="of:=IF([.C31]=&quot;&quot;; IF([.D31]=0;&quot;&quot;; &quot;You should not specify an amount.&quot;); IF([.C31]=0; &quot;&quot;;[.D31]/[.C31]-1))" office:value-type="percentage" office:value="0.0674157303370786" calcext:value-type="percentage">
            <text:p>6.7%</text:p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 office:value-type="string" office:string-value="Remotes" calcext:value-type="string">
            <text:p>Remotes</text:p>
          </table:table-cell>
          <table:table-cell table:formula="of:=IF(ISBLANK(['Previous Year Financials'.C35]);&quot;&quot;;['Previous Year Financials'.C35])" office:value-type="float" office:value="5210" calcext:value-type="float">
            <text:p>R 5,210.00</text:p>
          </table:table-cell>
          <table:table-cell office:value-type="float" office:value="4000" calcext:value-type="float">
            <text:p>R 4,000.00</text:p>
          </table:table-cell>
          <table:table-cell table:formula="of:=IF([.C32]=&quot;&quot;; IF([.D32]=0;&quot;&quot;; &quot;You should not specify an amount.&quot;); IF([.C32]=0; &quot;&quot;;[.D32]/[.C32]-1))" office:value-type="percentage" office:value="-0.232245681381958" calcext:value-type="percentage">
            <text:p>-23.2%</text:p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 office:value-type="string" calcext:value-type="string">
            <text:p>Remote reprogramming not planned for 2017/2018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Gatekeeper" calcext:value-type="string">
            <text:p>Gatekeeper</text:p>
          </table:table-cell>
          <table:table-cell table:formula="of:=IF(ISBLANK(['Previous Year Financials'.C36]);&quot;&quot;;['Previous Year Financials'.C36])" office:value-type="float" office:value="464" calcext:value-type="float">
            <text:p>R 464.00</text:p>
          </table:table-cell>
          <table:table-cell office:value-type="float" office:value="250" calcext:value-type="float">
            <text:p>R 250.00</text:p>
          </table:table-cell>
          <table:table-cell table:formula="of:=IF([.C33]=&quot;&quot;; IF([.D33]=0;&quot;&quot;; &quot;You should not specify an amount.&quot;); IF([.C33]=0; &quot;&quot;;[.D33]/[.C33]-1))" office:value-type="percentage" office:value="-0.461206896551724" calcext:value-type="percentage">
            <text:p>-46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 office:value-type="string" calcext:value-type="string">
            <text:p>New intercom admin fee is half of the old system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meras" calcext:value-type="string">
            <text:p>Cameras</text:p>
          </table:table-cell>
          <table:table-cell table:formula="of:=IF(ISBLANK(['Previous Year Financials'.C37]);&quot;&quot;;['Previous Year Financials'.C37])" office:value-type="float" office:value="6658" calcext:value-type="float">
            <text:p>R 6,658.00</text:p>
          </table:table-cell>
          <table:table-cell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 office:value-type="percentage" office:value="-1" calcext:value-type="percentage">
            <text:p>-100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Fence" calcext:value-type="string">
            <text:p>Fence</text:p>
          </table:table-cell>
          <table:table-cell table:formula="of:=IF(ISBLANK(['Previous Year Financials'.C38]);&quot;&quot;;['Previous Year Financials'.C38])" office:value-type="float" office:value="35397" calcext:value-type="float">
            <text:p>R 35,397.00</text:p>
          </table:table-cell>
          <table:table-cell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 office:value-type="percentage" office:value="-1" calcext:value-type="percentage">
            <text:p>-100.0%</text:p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Employee costs" calcext:value-type="string">
            <text:p>Employee costs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117000" calcext:value-type="float">
            <text:p>11700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Complex manager" calcext:value-type="string">
            <text:p>Complex manager</text:p>
          </table:table-cell>
          <table:table-cell table:formula="of:=IF(ISBLANK(['Previous Year Financials'.C40]);&quot;&quot;;['Previous Year Financials'.C40])" office:value-type="float" office:value="97224" calcext:value-type="float">
            <text:p>R 97,224.00</text:p>
          </table:table-cell>
          <table:table-cell office:value-type="float" office:value="117000" calcext:value-type="float">
            <text:p>R 117,000.00</text:p>
          </table:table-cell>
          <table:table-cell table:formula="of:=IF([.C37]=&quot;&quot;; IF([.D37]=0;&quot;&quot;; &quot;You should not specify an amount.&quot;); IF([.C37]=0; &quot;&quot;;[.D37]/[.C37]-1))" office:value-type="percentage" office:value="0.203406566279931" calcext:value-type="percentage">
            <text:p>20.3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 office:value-type="string" office:string-value="Administrative costs" calcext:value-type="string">
            <text:p>Administrative costs</text:p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94550" calcext:value-type="float">
            <text:p>9455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 office:value-type="string" office:string-value="Managing agent fees" calcext:value-type="string">
            <text:p>Managing agent fees</text:p>
          </table:table-cell>
          <table:table-cell table:formula="of:=IF(ISBLANK(['Previous Year Financials'.C43]);&quot;&quot;;['Previous Year Financials'.C43])" office:value-type="float" office:value="57610" calcext:value-type="float">
            <text:p>R 57,610.00</text:p>
          </table:table-cell>
          <table:table-cell office:value-type="float" office:value="62000" calcext:value-type="float">
            <text:p>R 62,000.00</text:p>
          </table:table-cell>
          <table:table-cell table:formula="of:=IF([.C40]=&quot;&quot;; IF([.D40]=0;&quot;&quot;; &quot;You should not specify an amount.&quot;); IF([.C40]=0; &quot;&quot;;[.D40]/[.C40]-1))" office:value-type="percentage" office:value="0.0762020482555112" calcext:value-type="percentage">
            <text:p>7.6%</text:p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Storage" calcext:value-type="string">
            <text:p>Storage</text:p>
          </table:table-cell>
          <table:table-cell table:formula="of:=IF(ISBLANK(['Previous Year Financials'.C44]);&quot;&quot;;['Previous Year Financials'.C44])" office:value-type="float" office:value="684" calcext:value-type="float">
            <text:p>R 684.00</text:p>
          </table:table-cell>
          <table:table-cell office:value-type="float" office:value="750" calcext:value-type="float">
            <text:p>R 750.00</text:p>
          </table:table-cell>
          <table:table-cell table:formula="of:=IF([.C41]=&quot;&quot;; IF([.D41]=0;&quot;&quot;; &quot;You should not specify an amount.&quot;); IF([.C41]=0; &quot;&quot;;[.D41]/[.C41]-1))" office:value-type="percentage" office:value="0.0964912280701755" calcext:value-type="percentage">
            <text:p>9.6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Post and telephone" calcext:value-type="string">
            <text:p>Post and telephone</text:p>
          </table:table-cell>
          <table:table-cell table:formula="of:=IF(ISBLANK(['Previous Year Financials'.C45]);&quot;&quot;;['Previous Year Financials'.C45])" office:value-type="float" office:value="14870" calcext:value-type="float">
            <text:p>R 14,870.00</text:p>
          </table:table-cell>
          <table:table-cell office:value-type="float" office:value="14000" calcext:value-type="float">
            <text:p>R 14,000.00</text:p>
          </table:table-cell>
          <table:table-cell table:formula="of:=IF([.C42]=&quot;&quot;; IF([.D42]=0;&quot;&quot;; &quot;You should not specify an amount.&quot;); IF([.C42]=0; &quot;&quot;;[.D42]/[.C42]-1))" office:value-type="percentage" office:value="-0.0585070611970411" calcext:value-type="percentage">
            <text:p>-5.9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 office:value-type="string" calcext:value-type="string">
            <text:p>We got rid of our fixed line with the new intercom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Bank charges" calcext:value-type="string">
            <text:p>Bank charges</text:p>
          </table:table-cell>
          <table:table-cell table:formula="of:=IF(ISBLANK(['Previous Year Financials'.C46]);&quot;&quot;;['Previous Year Financials'.C46])" office:value-type="float" office:value="2924" calcext:value-type="float">
            <text:p>R 2,924.00</text:p>
          </table:table-cell>
          <table:table-cell office:value-type="float" office:value="3100" calcext:value-type="float">
            <text:p>R 3,100.00</text:p>
          </table:table-cell>
          <table:table-cell table:formula="of:=IF([.C43]=&quot;&quot;; IF([.D43]=0;&quot;&quot;; &quot;You should not specify an amount.&quot;); IF([.C43]=0; &quot;&quot;;[.D43]/[.C43]-1))" office:value-type="percentage" office:value="0.0601915184678523" calcext:value-type="percentage">
            <text:p>6.0%</text:p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Accounting &amp; Auditing" calcext:value-type="string">
            <text:p>Accounting &amp; Auditing</text:p>
          </table:table-cell>
          <table:table-cell table:formula="of:=IF(ISBLANK(['Previous Year Financials'.C47]);&quot;&quot;;['Previous Year Financials'.C47])" office:value-type="float" office:value="11650" calcext:value-type="float">
            <text:p>R 11,650.00</text:p>
          </table:table-cell>
          <table:table-cell office:value-type="float" office:value="14000" calcext:value-type="float">
            <text:p>R 14,000.00</text:p>
          </table:table-cell>
          <table:table-cell table:formula="of:=IF([.C44]=&quot;&quot;; IF([.D44]=0;&quot;&quot;; &quot;You should not specify an amount.&quot;); IF([.C44]=0; &quot;&quot;;[.D44]/[.C44]-1))" office:value-type="percentage" office:value="0.201716738197425" calcext:value-type="percentage">
            <text:p>20.2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Venue Hire" calcext:value-type="string">
            <text:p>Venue Hire</text:p>
          </table:table-cell>
          <table:table-cell table:formula="of:=IF(ISBLANK(['Previous Year Financials'.C48]);&quot;&quot;;['Previous Year Financials'.C48])" office:value-type="float" office:value="700" calcext:value-type="float">
            <text:p>R 700.00</text:p>
          </table:table-cell>
          <table:table-cell office:value-type="float" office:value="700" calcext:value-type="float">
            <text:p>R 700.00</text:p>
          </table:table-cell>
          <table:table-cell table:formula="of:=IF([.C45]=&quot;&quot;; IF([.D45]=0;&quot;&quot;; &quot;You should not specify an amount.&quot;); IF([.C45]=0; &quot;&quot;;[.D45]/[.C45]-1))" office:value-type="percentage" office:value="0" calcext:value-type="percentage">
            <text:p>0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 office:value-type="string" office:string-value="Insurance" calcext:value-type="string">
            <text:p>Insurance</text:p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71000" calcext:value-type="float">
            <text:p>7100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 office:value-type="string" office:string-value="Premiums" calcext:value-type="string">
            <text:p>Premiums</text:p>
          </table:table-cell>
          <table:table-cell table:formula="of:=IF(ISBLANK(['Previous Year Financials'.C50]);&quot;&quot;;['Previous Year Financials'.C50])" office:value-type="float" office:value="65329" calcext:value-type="float">
            <text:p>R 65,329.00</text:p>
          </table:table-cell>
          <table:table-cell office:value-type="float" office:value="71000" calcext:value-type="float">
            <text:p>R 71,000.00</text:p>
          </table:table-cell>
          <table:table-cell table:formula="of:=IF([.C47]=&quot;&quot;; IF([.D47]=0;&quot;&quot;; &quot;You should not specify an amount.&quot;); IF([.C47]=0; &quot;&quot;;[.D47]/[.C47]-1))" office:value-type="percentage" office:value="0.0868067780005817" calcext:value-type="percentage">
            <text:p>8.7%</text:p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 office:value-type="string" office:string-value="Gardens &amp; Cleaning" calcext:value-type="string">
            <text:p>Gardens &amp; Cleaning</text:p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166700" calcext:value-type="float">
            <text:p>16670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Contract" calcext:value-type="string">
            <text:p>Contract</text:p>
          </table:table-cell>
          <table:table-cell table:formula="of:=IF(ISBLANK(['Previous Year Financials'.C53]);&quot;&quot;;['Previous Year Financials'.C53])" office:value-type="float" office:value="81426" calcext:value-type="float">
            <text:p>R 81,426.00</text:p>
          </table:table-cell>
          <table:table-cell office:value-type="float" office:value="84000" calcext:value-type="float">
            <text:p>R 84,000.00</text:p>
          </table:table-cell>
          <table:table-cell table:formula="of:=IF([.C50]=&quot;&quot;; IF([.D50]=0;&quot;&quot;; &quot;You should not specify an amount.&quot;); IF([.C50]=0; &quot;&quot;;[.D50]/[.C50]-1))" office:value-type="percentage" office:value="0.0316115245744601" calcext:value-type="percentage">
            <text:p>3.2%</text:p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upplies" calcext:value-type="string">
            <text:p>Supplies</text:p>
          </table:table-cell>
          <table:table-cell table:formula="of:=IF(ISBLANK(['Previous Year Financials'.C54]);&quot;&quot;;['Previous Year Financials'.C54])" office:value-type="float" office:value="3370" calcext:value-type="float">
            <text:p>R 3,370.00</text:p>
          </table:table-cell>
          <table:table-cell office:value-type="float" office:value="3600" calcext:value-type="float">
            <text:p>R 3,600.00</text:p>
          </table:table-cell>
          <table:table-cell table:formula="of:=IF([.C51]=&quot;&quot;; IF([.D51]=0;&quot;&quot;; &quot;You should not specify an amount.&quot;); IF([.C51]=0; &quot;&quot;;[.D51]/[.C51]-1))" office:value-type="percentage" office:value="0.0682492581602374" calcext:value-type="percentage">
            <text:p>6.8%</text:p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 office:value-type="string" office:string-value="Gardener" calcext:value-type="string">
            <text:p>Gardener</text:p>
          </table:table-cell>
          <table:table-cell table:formula="of:=IF(ISBLANK(['Previous Year Financials'.C55]);&quot;&quot;;['Previous Year Financials'.C55])" office:value-type="float" office:value="32335" calcext:value-type="float">
            <text:p>R 32,335.00</text:p>
          </table:table-cell>
          <table:table-cell office:value-type="float" office:value="52000" calcext:value-type="float">
            <text:p>R 52,000.00</text:p>
          </table:table-cell>
          <table:table-cell table:formula="of:=IF([.C52]=&quot;&quot;; IF([.D52]=0;&quot;&quot;; &quot;You should not specify an amount.&quot;); IF([.C52]=0; &quot;&quot;;[.D52]/[.C52]-1))" office:value-type="percentage" office:value="0.60816452760167" calcext:value-type="percentage">
            <text:p>60.8%</text:p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 office:value-type="string" calcext:value-type="string">
            <text:p>Thabo's remuneration was increased by R1,000/month (~78%)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 office:value-type="string" office:string-value="Cleaning" calcext:value-type="string">
            <text:p>Cleaning</text:p>
          </table:table-cell>
          <table:table-cell table:formula="of:=IF(ISBLANK(['Previous Year Financials'.C56]);&quot;&quot;;['Previous Year Financials'.C56])" office:value-type="float" office:value="9905" calcext:value-type="float">
            <text:p>R 9,905.00</text:p>
          </table:table-cell>
          <table:table-cell office:value-type="float" office:value="10600" calcext:value-type="float">
            <text:p>R 10,600.00</text:p>
          </table:table-cell>
          <table:table-cell table:formula="of:=IF([.C53]=&quot;&quot;; IF([.D53]=0;&quot;&quot;; &quot;You should not specify an amount.&quot;); IF([.C53]=0; &quot;&quot;;[.D53]/[.C53]-1))" office:value-type="percentage" office:value="0.0701665825340736" calcext:value-type="percentage">
            <text:p>7.0%</text:p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Irrigation system" calcext:value-type="string">
            <text:p>Irrigation system</text:p>
          </table:table-cell>
          <table:table-cell table:formula="of:=IF(ISBLANK(['Previous Year Financials'.C57]);&quot;&quot;;['Previous Year Financials'.C57])" office:value-type="float" office:value="7650" calcext:value-type="float">
            <text:p>R 7,650.00</text:p>
          </table:table-cell>
          <table:table-cell office:value-type="float" office:value="5000" calcext:value-type="float">
            <text:p>R 5,000.00</text:p>
          </table:table-cell>
          <table:table-cell table:formula="of:=IF([.C54]=&quot;&quot;; IF([.D54]=0;&quot;&quot;; &quot;You should not specify an amount.&quot;); IF([.C54]=0; &quot;&quot;;[.D54]/[.C54]-1))" office:value-type="percentage" office:value="-0.34640522875817" calcext:value-type="percentage">
            <text:p>-34.6%</text:p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 office:value-type="string" calcext:value-type="string">
            <text:p>Large expenses will come out of the reserve fund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 office:value-type="string" office:string-value="Staff welfare" calcext:value-type="string">
            <text:p>Staff welfare</text:p>
          </table:table-cell>
          <table:table-cell table:formula="of:=IF(ISBLANK(['Previous Year Financials'.C58]);&quot;&quot;;['Previous Year Financials'.C58])" office:value-type="float" office:value="12085" calcext:value-type="float">
            <text:p>R 12,085.00</text:p>
          </table:table-cell>
          <table:table-cell office:value-type="float" office:value="11500" calcext:value-type="float">
            <text:p>R 11,500.00</text:p>
          </table:table-cell>
          <table:table-cell table:formula="of:=IF([.C55]=&quot;&quot;; IF([.D55]=0;&quot;&quot;; &quot;You should not specify an amount.&quot;); IF([.C55]=0; &quot;&quot;;[.D55]/[.C55]-1))" office:value-type="percentage" office:value="-0.0484071162598262" calcext:value-type="percentage">
            <text:p>-4.8%</text:p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 office:value-type="string" calcext:value-type="string">
            <text:p>There was an exceptional expense of R3,000 for a work permit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Home Owner' Association" calcext:value-type="string">
            <text:p>Home Owner' Association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27258" calcext:value-type="float">
            <text:p>27258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Levies" calcext:value-type="string">
            <text:p>Levies</text:p>
          </table:table-cell>
          <table:table-cell table:formula="of:=IF(ISBLANK(['Previous Year Financials'.C60]);&quot;&quot;;['Previous Year Financials'.C60])" office:value-type="float" office:value="27258" calcext:value-type="float">
            <text:p>R 27,258.00</text:p>
          </table:table-cell>
          <table:table-cell office:value-type="float" office:value="27258" calcext:value-type="float">
            <text:p>R 27,258.00</text:p>
          </table:table-cell>
          <table:table-cell table:formula="of:=IF([.C57]=&quot;&quot;; IF([.D57]=0;&quot;&quot;; &quot;You should not specify an amount.&quot;); IF([.C57]=0; &quot;&quot;;[.D57]/[.C57]-1))" office:value-type="percentage" office:value="0" calcext:value-type="percentage">
            <text:p>0.0%</text:p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 office:value-type="string" office:string-value="Legal" calcext:value-type="string">
            <text:p>Legal</text:p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4300" calcext:value-type="float">
            <text:p>430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 office:value-type="string" office:string-value="Fees" calcext:value-type="string">
            <text:p>Fees</text:p>
          </table:table-cell>
          <table:table-cell table:formula="of:=IF(ISBLANK(['Previous Year Financials'.C63]);&quot;&quot;;['Previous Year Financials'.C63])" office:value-type="float" office:value="3886" calcext:value-type="float">
            <text:p>R 3,886.00</text:p>
          </table:table-cell>
          <table:table-cell office:value-type="float" office:value="4300" calcext:value-type="float">
            <text:p>R 4,300.00</text:p>
          </table:table-cell>
          <table:table-cell table:formula="of:=IF([.C60]=&quot;&quot;; IF([.D60]=0;&quot;&quot;; &quot;You should not specify an amount.&quot;); IF([.C60]=0; &quot;&quot;;[.D60]/[.C60]-1))" office:value-type="percentage" office:value="0.106536284096758" calcext:value-type="percentage">
            <text:p>10.7%</text:p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41525" calcext:value-type="float">
            <text:p>841525</text:p>
          </table:table-cell>
          <table:table-cell table:style-name="Default" table:formula="of:=SUM([.D14:.D73])" office:value-type="float" office:value="815758" calcext:value-type="float">
            <text:p>815758</text:p>
          </table:table-cell>
          <table:table-cell table:style-name="Default" table:formula="of:=IF([.C74]=&quot;&quot;; &quot;&quot;; [.D74]/[.C74]-1)" office:value-type="float" office:value="-0.0306194111880217" calcext:value-type="float">
            <text:p>-0.0306194112</text:p>
          </table:table-cell>
          <table:table-cell table:formula="of:=SUM([.F14:.F73])" office:value-type="float" office:value="815758" calcext:value-type="float">
            <text:p>815758</text:p>
          </table:table-cell>
          <table:table-cell/>
        </table:table-row>
      </table:table>
      <table:table table:name="Budget Summary" table:style-name="ta1" table:protected="true">
        <loext:table-protection loext:select-unprotected-cells="true"/>
        <table:table-column table:style-name="co10" table:default-cell-style-name="ce42"/>
        <table:table-column table:style-name="co11" table:default-cell-style-name="Default"/>
        <table:table-column table:style-name="co12" table:default-cell-style-name="ce45"/>
        <table:table-column table:style-name="co13" table:default-cell-style-name="ce42"/>
        <table:table-column table:style-name="co13" table:visibility="collapse" table:default-cell-style-name="ce42"/>
        <table:table-column table:style-name="co14" table:default-cell-style-name="ce45"/>
        <table:table-column table:style-name="co15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1" office:value-type="string" calcext:value-type="string">
            <text:p>Budget Summa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3" table:formula="of:=['Budget Planner'.D74]" office:value-type="currency" office:currency="ZAR" office:value="815758" calcext:value-type="currency">
            <text:p>R 815,758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3" table:formula="of:=['Budget Planner'.C74]" office:value-type="currency" office:currency="ZAR" office:value="841525" calcext:value-type="currency">
            <text:p>R 841,525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8" table:formula="of:=[.B7]/[.B8]-1" office:value-type="percentage" office:value="-0.0306194111880217" calcext:value-type="percentage">
            <text:p>-3.1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1" office:value-type="string" calcext:value-type="string">
            <text:p>Expenses by catego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6"/>
          <table:table-cell table:style-name="ce46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style-name="ce44" table:formula="of:=INDEX(['Budget Planner'.F$14:'Budget Planner'.F$181];['Previous Year Financials'.I17])" office:value-type="float" office:value="119000" calcext:value-type="float">
            <text:p>R 119,000</text:p>
          </table:table-cell>
          <table:table-cell table:formula="of:=[.B13]/[.$B$7]" office:value-type="float" office:value="0.145876595755114" calcext:value-type="float">
            <text:p>14.6%</text:p>
          </table:table-cell>
          <table:table-cell/>
          <table:table-cell table:formula="of:=INDEX(['Previous Year Financials'.E$17:'Previous Year Financials'.E$186];['Previous Year Financials'.I17])" office:value-type="float" office:value="189891" calcext:value-type="float">
            <text:p>189891.00</text:p>
          </table:table-cell>
          <table:table-cell table:formula="of:=IF([.B13]&lt;&gt;0;IF([.E13]&lt;&gt;0;[.B13]/[.E13]-1;&quot;&quot;);&quot;&quot;)" office:value-type="float" office:value="-0.373324696799743" calcext:value-type="float">
            <text:p>-37.3%</text:p>
          </table:table-cell>
          <table:table-cell table:style-name="ce47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Utilities" calcext:value-type="string">
            <text:p>Utilities</text:p>
          </table:table-cell>
          <table:table-cell table:style-name="ce44" table:formula="of:=INDEX(['Budget Planner'.F$14:'Budget Planner'.F$181];['Previous Year Financials'.I18])" office:value-type="float" office:value="182000" calcext:value-type="float">
            <text:p>R 182,000</text:p>
          </table:table-cell>
          <table:table-cell table:formula="of:=[.B14]/[.$B$7]" office:value-type="float" office:value="0.223105381743115" calcext:value-type="float">
            <text:p>22.3%</text:p>
          </table:table-cell>
          <table:table-cell/>
          <table:table-cell table:formula="of:=INDEX(['Previous Year Financials'.E$17:'Previous Year Financials'.E$186];['Previous Year Financials'.I18])" office:value-type="float" office:value="147480" calcext:value-type="float">
            <text:p>147480.00</text:p>
          </table:table-cell>
          <table:table-cell table:formula="of:=IF([.B14]&lt;&gt;0;IF([.E14]&lt;&gt;0;[.B14]/[.E14]-1;&quot;&quot;);&quot;&quot;)" office:value-type="float" office:value="0.234065636018443" calcext:value-type="float">
            <text:p>23.4%</text:p>
          </table:table-cell>
          <table:table-cell table:style-name="ce47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Security" calcext:value-type="string">
            <text:p>Security</text:p>
          </table:table-cell>
          <table:table-cell table:style-name="ce44" table:formula="of:=INDEX(['Budget Planner'.F$14:'Budget Planner'.F$181];['Previous Year Financials'.I19])" office:value-type="float" office:value="33950" calcext:value-type="float">
            <text:p>R 33,950</text:p>
          </table:table-cell>
          <table:table-cell table:formula="of:=[.B15]/[.$B$7]" office:value-type="float" office:value="0.0416177346713118" calcext:value-type="float">
            <text:p>4.2%</text:p>
          </table:table-cell>
          <table:table-cell/>
          <table:table-cell table:formula="of:=INDEX(['Previous Year Financials'.E$17:'Previous Year Financials'.E$186];['Previous Year Financials'.I19])" office:value-type="float" office:value="75248" calcext:value-type="float">
            <text:p>75248.00</text:p>
          </table:table-cell>
          <table:table-cell table:formula="of:=IF([.B15]&lt;&gt;0;IF([.E15]&lt;&gt;0;[.B15]/[.E15]-1;&quot;&quot;);&quot;&quot;)" office:value-type="float" office:value="-0.548825217945992" calcext:value-type="float">
            <text:p>-5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style-name="ce44" table:formula="of:=INDEX(['Budget Planner'.F$14:'Budget Planner'.F$181];['Previous Year Financials'.I20])" office:value-type="float" office:value="117000" calcext:value-type="float">
            <text:p>R 117,000</text:p>
          </table:table-cell>
          <table:table-cell table:formula="of:=[.B16]/[.$B$7]" office:value-type="float" office:value="0.143424888263431" calcext:value-type="float">
            <text:p>14.3%</text:p>
          </table:table-cell>
          <table:table-cell/>
          <table:table-cell table:formula="of:=INDEX(['Previous Year Financials'.E$17:'Previous Year Financials'.E$186];['Previous Year Financials'.I20])" office:value-type="float" office:value="97224" calcext:value-type="float">
            <text:p>97224.00</text:p>
          </table:table-cell>
          <table:table-cell table:formula="of:=IF([.B16]&lt;&gt;0;IF([.E16]&lt;&gt;0;[.B16]/[.E16]-1;&quot;&quot;);&quot;&quot;)" office:value-type="float" office:value="0.203406566279931" calcext:value-type="float">
            <text:p>20.3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Administrative costs" calcext:value-type="string">
            <text:p>Administrative costs</text:p>
          </table:table-cell>
          <table:table-cell table:style-name="ce44" table:formula="of:=INDEX(['Budget Planner'.F$14:'Budget Planner'.F$181];['Previous Year Financials'.I21])" office:value-type="float" office:value="94550" calcext:value-type="float">
            <text:p>R 94,550</text:p>
          </table:table-cell>
          <table:table-cell table:formula="of:=[.B17]/[.$B$7]" office:value-type="float" office:value="0.115904471669294" calcext:value-type="float">
            <text:p>11.6%</text:p>
          </table:table-cell>
          <table:table-cell/>
          <table:table-cell table:formula="of:=INDEX(['Previous Year Financials'.E$17:'Previous Year Financials'.E$186];['Previous Year Financials'.I21])" office:value-type="float" office:value="88438" calcext:value-type="float">
            <text:p>88438.00</text:p>
          </table:table-cell>
          <table:table-cell table:formula="of:=IF([.B17]&lt;&gt;0;IF([.E17]&lt;&gt;0;[.B17]/[.E17]-1;&quot;&quot;);&quot;&quot;)" office:value-type="float" office:value="0.0691105633325042" calcext:value-type="float">
            <text:p>6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Insurance" calcext:value-type="string">
            <text:p>Insurance</text:p>
          </table:table-cell>
          <table:table-cell table:style-name="ce44" table:formula="of:=INDEX(['Budget Planner'.F$14:'Budget Planner'.F$181];['Previous Year Financials'.I22])" office:value-type="float" office:value="71000" calcext:value-type="float">
            <text:p>R 71,000</text:p>
          </table:table-cell>
          <table:table-cell table:formula="of:=[.B18]/[.$B$7]" office:value-type="float" office:value="0.0870356159547317" calcext:value-type="float">
            <text:p>8.7%</text:p>
          </table:table-cell>
          <table:table-cell/>
          <table:table-cell table:formula="of:=INDEX(['Previous Year Financials'.E$17:'Previous Year Financials'.E$186];['Previous Year Financials'.I22])" office:value-type="float" office:value="65329" calcext:value-type="float">
            <text:p>65329.00</text:p>
          </table:table-cell>
          <table:table-cell table:formula="of:=IF([.B18]&lt;&gt;0;IF([.E18]&lt;&gt;0;[.B18]/[.E18]-1;&quot;&quot;);&quot;&quot;)" office:value-type="float" office:value="0.0868067780005817" calcext:value-type="float">
            <text:p>8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Gardens &amp; Cleaning" calcext:value-type="string">
            <text:p>Gardens &amp; Cleaning</text:p>
          </table:table-cell>
          <table:table-cell table:style-name="ce44" table:formula="of:=INDEX(['Budget Planner'.F$14:'Budget Planner'.F$181];['Previous Year Financials'.I23])" office:value-type="float" office:value="166700" calcext:value-type="float">
            <text:p>R 166,700</text:p>
          </table:table-cell>
          <table:table-cell table:formula="of:=[.B19]/[.$B$7]" office:value-type="float" office:value="0.204349819431743" calcext:value-type="float">
            <text:p>20.4%</text:p>
          </table:table-cell>
          <table:table-cell/>
          <table:table-cell table:formula="of:=INDEX(['Previous Year Financials'.E$17:'Previous Year Financials'.E$186];['Previous Year Financials'.I23])" office:value-type="float" office:value="146771" calcext:value-type="float">
            <text:p>146771.00</text:p>
          </table:table-cell>
          <table:table-cell table:formula="of:=IF([.B19]&lt;&gt;0;IF([.E19]&lt;&gt;0;[.B19]/[.E19]-1;&quot;&quot;);&quot;&quot;)" office:value-type="float" office:value="0.135782954398348" calcext:value-type="float">
            <text:p>13.6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Home Owner' Association" calcext:value-type="string">
            <text:p>Home Owner' Association</text:p>
          </table:table-cell>
          <table:table-cell table:style-name="ce44" table:formula="of:=INDEX(['Budget Planner'.F$14:'Budget Planner'.F$181];['Previous Year Financials'.I24])" office:value-type="float" office:value="27258" calcext:value-type="float">
            <text:p>R 27,258</text:p>
          </table:table-cell>
          <table:table-cell table:formula="of:=[.B20]/[.$B$7]" office:value-type="float" office:value="0.0334143214041419" calcext:value-type="float">
            <text:p>3.3%</text:p>
          </table:table-cell>
          <table:table-cell/>
          <table:table-cell table:formula="of:=INDEX(['Previous Year Financials'.E$17:'Previous Year Financials'.E$186];['Previous Year Financials'.I24])" office:value-type="float" office:value="27258" calcext:value-type="float">
            <text:p>27258.00</text:p>
          </table:table-cell>
          <table:table-cell table:formula="of:=IF([.B20]&lt;&gt;0;IF([.E20]&lt;&gt;0;[.B20]/[.E20]-1;&quot;&quot;);&quot;&quot;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Legal" calcext:value-type="string">
            <text:p>Legal</text:p>
          </table:table-cell>
          <table:table-cell table:style-name="ce44" table:formula="of:=INDEX(['Budget Planner'.F$14:'Budget Planner'.F$181];['Previous Year Financials'.I25])" office:value-type="float" office:value="4300" calcext:value-type="float">
            <text:p>R 4,300</text:p>
          </table:table-cell>
          <table:table-cell table:formula="of:=[.B21]/[.$B$7]" office:value-type="float" office:value="0.00527117110711755" calcext:value-type="float">
            <text:p>0.5%</text:p>
          </table:table-cell>
          <table:table-cell/>
          <table:table-cell table:formula="of:=INDEX(['Previous Year Financials'.E$17:'Previous Year Financials'.E$186];['Previous Year Financials'.I25])" office:value-type="float" office:value="3886" calcext:value-type="float">
            <text:p>3886.00</text:p>
          </table:table-cell>
          <table:table-cell table:formula="of:=IF([.B21]&lt;&gt;0;IF([.E21]&lt;&gt;0;[.B21]/[.E21]-1;&quot;&quot;);&quot;&quot;)" office:value-type="float" office:value="0.106536284096758" calcext:value-type="float">
            <text:p>10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2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Default"/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4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44">
      <number:number number:min-integer-digits="1"/>
      <number:text/>
      <style:map style:condition="value()&gt;0" style:apply-style-name="N144P0"/>
      <style:map style:condition="value()&lt;0" style:apply-style-name="N14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09:06:43.830848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5T09:07:06.165803679</dc:date>
    <meta:editing-duration>PT10H52M12S</meta:editing-duration>
    <meta:editing-cycles>53</meta:editing-cycles>
    <meta:generator>LibreOffice/5.0.6.2$Linux_X86_64 LibreOffice_project/00$Build-2</meta:generator>
    <meta:document-statistic meta:table-count="4" meta:cell-count="1585" meta:object-count="0"/>
  </office:meta>
</office:document-meta>
</file>